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0dbd3c" officeooo:paragraph-rsid="000dbd3c"/>
    </style:style>
    <style:style style:name="P5" style:family="paragraph" style:parent-style-name="Text_20_body" style:list-style-name="L2">
      <style:text-properties officeooo:rsid="001442ba" officeooo:paragraph-rsid="001442ba"/>
    </style:style>
    <style:style style:name="P6" style:family="paragraph" style:parent-style-name="Text_20_body" style:list-style-name="L2">
      <style:text-properties officeooo:rsid="002122da" officeooo:paragraph-rsid="002122da"/>
    </style:style>
    <style:style style:name="P7" style:family="paragraph" style:parent-style-name="Text_20_body" style:list-style-name="L3">
      <style:text-properties officeooo:rsid="00380c76" officeooo:paragraph-rsid="00380c76"/>
    </style:style>
    <style:style style:name="T1" style:family="text">
      <style:text-properties fo:font-variant="small-caps"/>
    </style:style>
    <style:style style:name="T2" style:family="text">
      <style:text-properties officeooo:rsid="000cb74a"/>
    </style:style>
    <style:style style:name="T3" style:family="text">
      <style:text-properties officeooo:rsid="001b5a4b"/>
    </style:style>
    <style:style style:name="T4" style:family="text">
      <style:text-properties officeooo:rsid="0021dcba"/>
    </style:style>
    <style:style style:name="T5" style:family="text">
      <style:text-properties officeooo:rsid="0026e91c"/>
    </style:style>
    <style:style style:name="T6" style:family="text">
      <style:text-properties officeooo:rsid="003e4511"/>
    </style:style>
    <style:style style:name="T7" style:family="text">
      <style:text-properties officeooo:rsid="0040d5b7"/>
    </style:style>
    <style:style style:name="T8" style:family="text">
      <style:text-properties officeooo:rsid="0041d3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shua 5:1-15</text:h>
      <text:list xml:id="list417341536" text:style-name="L1">
        <text:list-item>
          <text:p text:style-name="P1">All the Amorite kings west of the Jordan and all the Canaanite kings along the Mediterranean Sea heard that the <text:span text:style-name="T1">Lord</text:span> had dried up the Jordan until the people of Israel had crossed it. They became afraid and lost their courage because of the Israelites.</text:p>
        </text:list-item>
        <text:list-item>
          <text:p text:style-name="P4">When the Lord is with us, we just collect the spoils just as the Israelites did. The kings of the land of Canaan and Amorite lost their courage when they heard how the Lord had dried the Jordan river so that Israelites would cross on dry land.</text:p>
        </text:list-item>
      </text:list>
      <text:h text:style-name="Heading_20_2" text:outline-level="2"><text:bookmark text:name="en-GNT-5594"/>The Circumcision at Gilgal <text:span text:style-name="T2">(2-12)</text:span></text:h>
      <text:list xml:id="list1245318467" text:style-name="L2">
        <text:list-item>
          <text:p text:style-name="P2">Then the <text:span text:style-name="T1">Lord</text:span> told Joshua, “Make some knives out of flint and circumcise the Israelites.” So Joshua did as the <text:span text:style-name="T1">Lord</text:span> had commanded, and he circumcised the Israelites at a place called Circumcision Hill. When the people of Israel left Egypt, all the males were already circumcised. However, during the forty years the people spent crossing the desert, none of the baby boys had been circumcised. Also, by the end of that time all the men who were of fighting age when they left Egypt had died because they had disobeyed the <text:span text:style-name="T1">Lord</text:span>. Just as he had sworn, they were not allowed to see the rich and fertile land that he had promised their ancestors. The sons of these men had never been circumcised, and it was this new generation that Joshua circumcised. After the circumcision was completed, the whole nation stayed in the camp until the wounds had healed. The <text:span text:style-name="T1">Lord</text:span> said to Joshua, “Today I have removed from you the disgrace of being slaves in Egypt.” That is why the place was named Gilgal, the name it still has.<text:bookmark text:name="en-GNT-5600"/> While the Israelites were camping at Gilgal on the plain near Jericho, they observed Passover on the evening of the fourteenth day of the month. <text:bookmark text:name="en-GNT-5601"/>The next day was the first time they ate food grown in Canaan: roasted grain and bread made without yeast. <text:bookmark text:name="en-GNT-5602"/>The manna stopped falling then, and the Israelites no longer had any. From that time on they ate food grown in Canaan.</text:p>
        </text:list-item>
        <text:list-item>
          <text:p text:style-name="P5">The new generation of Israelites were circumcised as commanded by the Lord, this circumcision was removal of the disgrace of being slaves in Egypt. <text:span text:style-name="T3">They stayed at that camp till they were healed and they observed passover and other ceremonies. </text:span><text:span text:style-name="T5">The generation that left Egypt were forbidden from entering Canaan because of their disobedience. Disobedience to the Lord’s commands warrants punishment, let’s be obedient to what the Lord commands, these commands benefit us more and we glorify God for it.</text:span></text:p>
        </text:list-item>
        <text:list-item>
          <text:p text:style-name="P6">All along these people had been eating manna from heaven, the Lord does provide for his people. <text:span text:style-name="T4">The day after passover manna stopped falling from heaven and they started eating food grown in Canaan.</text:span></text:p>
        </text:list-item>
      </text:list>
      <text:h text:style-name="Heading_20_2" text:outline-level="2"><text:bookmark text:name="en-GNT-5603"/>Joshua and the Man with a Sword <text:span text:style-name="T2">(13-15)</text:span></text:h>
      <text:list xml:id="list863395374" text:style-name="L3">
        <text:list-item>
          <text:p text:style-name="P3">While Joshua was near Jericho, he suddenly saw a man standing in front of him, holding a sword. Joshua went up to him and asked, “Are you one of our soldiers, or an enemy?”<text:bookmark text:name="en-GNT-5604"/> “Neither,” the man answered. “I am here as the commander of the <text:span text:style-name="T1">Lord</text:span>'s army.” Joshua threw himself on the ground in worship and said, “I am your servant, sir. What do you want me to do?”<text:bookmark text:name="en-GNT-5605"/> And the commander of the <text:span text:style-name="T1">Lord</text:span>'s army told him, “Take your sandals off; you are standing on holy ground.” And Joshua did as he was told.</text:p>
        </text:list-item>
        <text:list-item>
          <text:p text:style-name="P7"><text:soft-page-break/>The Lord sent his army commander who met Joshua. The Lord’s army was going to fight for the Israelites? <text:span text:style-name="T6">When Joshua knew whom this man was, he threw himself to the ground in worship and gave himself as a servant. </text:span><text:span text:style-name="T7">He was instructed to take off his shoes and he did just that. </text:span><text:span text:style-name="T8">The Lord is the ruler and creator of all things, nothing is impossible for him. I choose my God now and forever.</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4T09:03:31.858970620</meta:creation-date>
    <dc:date>2022-06-14T09:34:52.294542973</dc:date>
    <meta:editing-duration>PT31M12S</meta:editing-duration>
    <meta:editing-cycles>18</meta:editing-cycles>
    <meta:generator>LibreOffice/6.4.7.2$Linux_X86_64 LibreOffice_project/40$Build-2</meta:generator>
    <meta:document-statistic meta:table-count="0" meta:image-count="0" meta:object-count="0" meta:page-count="2" meta:paragraph-count="10" meta:word-count="647" meta:character-count="3549" meta:non-whitespace-character-count="2919"/>
  </office:meta>
</office:document-meta>
</file>